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30141490546151F451.png" manifest:media-type="image/png"/>
  <manifest:file-entry manifest:full-path="Pictures/10000001000001C40000003A9AFC8F4B863F0710.png" manifest:media-type="image/png"/>
  <manifest:file-entry manifest:full-path="Pictures/10000001000001DD000000772A2331F80F9435D4.png" manifest:media-type="image/png"/>
  <manifest:file-entry manifest:full-path="Pictures/10000001000001CE000000599F290AB7772A57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7" style:family="paragraph" style:parent-style-name="Standard">
      <style:text-properties fo:color="#f8f8f2" loext:opacity="100%" style:font-name="Droid Sans Mono" fo:font-size="10.5pt" fo:font-weight="normal" officeooo:rsid="00060ec5" officeooo:paragraph-rsid="00060ec5" fo:background-color="#282a36"/>
    </style:style>
    <style:style style:name="P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9" style:family="paragraph" style:parent-style-name="Standard">
      <style:text-properties officeooo:rsid="00074a32" officeooo:paragraph-rsid="00074a32"/>
    </style:style>
    <style:style style:name="P10" style:family="paragraph" style:parent-style-name="Standard">
      <style:text-properties officeooo:rsid="00074a32" officeooo:paragraph-rsid="0007d642"/>
    </style:style>
    <style:style style:name="P11" style:family="paragraph" style:parent-style-name="Standard">
      <style:text-properties officeooo:rsid="0007d642" officeooo:paragraph-rsid="0007d642"/>
    </style:style>
    <style:style style:name="P12" style:family="paragraph" style:parent-style-name="Standard">
      <style:text-properties officeooo:rsid="0009ffc4" officeooo:paragraph-rsid="0009ffc4"/>
    </style:style>
    <style:style style:name="P13" style:family="paragraph" style:parent-style-name="Standard">
      <style:text-properties officeooo:rsid="000b37f3" officeooo:paragraph-rsid="0009ffc4"/>
    </style:style>
    <style:style style:name="P14" style:family="paragraph" style:parent-style-name="Standard">
      <style:text-properties officeooo:rsid="000b37f3" officeooo:paragraph-rsid="000b37f3"/>
    </style:style>
    <style:style style:name="P15" style:family="paragraph" style:parent-style-name="Standard">
      <style:text-properties officeooo:rsid="000f43fe" officeooo:paragraph-rsid="000f43fe"/>
    </style:style>
    <style:style style:name="T1" style:family="text">
      <style:text-properties fo:color="#ff79c6" loext:opacity="100%"/>
    </style:style>
    <style:style style:name="T2" style:family="text">
      <style:text-properties officeooo:rsid="00074a32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officeooo:rsid="0009ffc4"/>
    </style:style>
    <style:style style:name="T6" style:family="text">
      <style:text-properties officeooo:rsid="000b37f3"/>
    </style:style>
    <style:style style:name="T7" style:family="text">
      <style:text-properties officeooo:rsid="000d2885"/>
    </style:style>
    <style:style style:name="T8" style:family="text">
      <style:text-properties officeooo:rsid="000d2b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">ela permite renderizar uma view dentro da outra, tipo um componente</text:p>
      <text:p text:style-name="P6">para criar só colocar _ no nome do arq</text:p>
      <text:p text:style-name="P6">ex: _arq.html.erb</text:p>
      <text:p text:style-name="P6">e dps para utiliza-la usar a teag render</text:p>
      <text:p text:style-name="P6"/>
      <text:p text:style-name="P8"><text:span text:style-name="T1">&lt;%=</text:span> render <text:span text:style-name="T3">"</text:span><text:span text:style-name="T4">arq</text:span><text:span text:style-name="T3">"</text:span><text:span text:style-name="T1">%&gt;</text:span></text:p>
      <text:p text:style-name="P8"/>
      <text:p text:style-name="P6">doc:</text:p>
      <text:p text:style-name="P6">https://guides.rubyonrails.org/layouts_and_ rendering.html#using-partials</text:p>
      <text:p text:style-name="P2"/>
      <text:p text:style-name="P2"/>
      <text:p text:style-name="P2">Layout – <text:span text:style-name="T2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7"><text:span text:style-name="T1"/></text:p>
      <text:p text:style-name="P7"><text:span text:style-name="T1"/></text:p>
      <text:p text:style-name="P7"><text:span text:style-name="T1"/></text:p>
      <text:p text:style-name="Standard">tag responsável em carregar a pagina solicitada</text:p>
      <text:p text:style-name="Standard">&lt;%= yield %&gt; </text:p>
      <text:p text:style-name="Standard"/>
      <text:p text:style-name="P1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9">methods que podem ser rodados before, after e around uma action</text:p>
      <text:p text:style-name="P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O :set_coin fica la embaixo no private, é por isso q no show esta vazio, pois before_action já faz essa função para não repetir código, no edit, update e destroy.</text:p>
      <text:p text:style-name="P9"/>
      <text:p text:style-name="P9">Obs: tanto no update quanto no destroy temos um notice, ele é usado para mostrar uma msg na tela dps da ação ser feita, e para ele executar é necessario colocar na pagina da view </text:p>
      <text:p text:style-name="P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10"/>
      <text:p text:style-name="P10"/>
      <text:p text:style-name="P10"/>
      <text:p text:style-name="P11">Doc:</text:p>
      <text:p text:style-name="P10">https://guides.rubyonrails.org/action_controller_overv iew.html#filters</text:p>
      <text:p text:style-name="P9"/>
      <text:p text:style-name="P9"/>
      <text:p text:style-name="P5"><text:span text:style-name="T5">Fluxo MVC <text:s/></text:span><text:span text:style-name="T6">para new e create </text:span><text:span text:style-name="T5">- aula 60</text:span></text:p>
      <text:p text:style-name="Standard"/>
      <text:p text:style-name="P12">dentro do arq _form começa-<text:span text:style-name="T7">se</text:span> com a tag form_with, nela temos alguns param<text:span text:style-name="T8">etros</text:span> a ser preenchidos</text:p>
      <text:p text:style-name="P1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2"/>
      <text:p text:style-name="P12"/>
      <text:p text:style-name="P12"/>
      <text:p text:style-name="P13"/>
      <text:p text:style-name="P12">local: true, chamada tradicional não terá js</text:p>
      <text:p text:style-name="P14">model: é o q esta especificado na new ou edit</text:p>
      <text:p text:style-name="P1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4"/>
      <text:p text:style-name="P14"/>
      <text:p text:style-name="P14"/>
      <text:p text:style-name="P14">@coin virou coin, ent o model é coin e não o @coin</text:p>
      <text:p text:style-name="P14"/>
      <text:p text:style-name="P15">Doc:</text:p>
      <text:p text:style-name="P15">https://api.rubyonrails.org/v5.1/classes /ActionView/Helpers/FormHelper.html#meth od-i-form_with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17T12:47:59.853198271</dc:date>
    <meta:editing-duration>PT20M52S</meta:editing-duration>
    <meta:editing-cycles>7</meta:editing-cycles>
    <meta:generator>LibreOffice/7.3.6.2$Linux_X86_64 LibreOffice_project/30$Build-2</meta:generator>
    <meta:document-statistic meta:table-count="0" meta:image-count="5" meta:object-count="0" meta:page-count="2" meta:paragraph-count="31" meta:word-count="233" meta:character-count="1562" meta:non-whitespace-character-count="1353"/>
  </office:meta>
</office:document-meta>
</file>